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48.1mm"/>
    </style:style>
    <style:style style:name="co9" style:family="table-column">
      <style:table-column-properties fo:break-before="auto" style:column-width="56.11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24.22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50"/>
    <style:style style:name="ce5" style:family="table-cell" style:parent-style-name="Default" style:data-style-name="N37"/>
    <style:style style:name="ce7" style:family="table-cell" style:parent-style-name="Default" style:data-style-name="N100"/>
    <style:style style:name="ce8" style:family="table-cell" style:parent-style-name="Default" style:data-style-name="N109"/>
    <style:style style:name="ce10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Table_20_dynamique_20_-_20_Catégorie" style:data-style-name="N0">
      <style:table-cell-properties fo:border="0.99pt solid #000000"/>
    </style:style>
    <style:style style:name="ce20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5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"/>
    <style:style style:name="ce29" style:family="table-cell" style:parent-style-name="Default">
      <style:table-cell-properties fo:background-color="#ff3333"/>
    </style:style>
    <style:style style:name="ce30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31" style:family="table-cell" style:parent-style-name="Default" style:data-style-name="N2"/>
    <style:style style:name="ce9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Default" style:data-style-name="N50"/>
    <style:style style:name="ce34" style:family="table-cell" style:parent-style-name="Default" style:data-style-name="N37"/>
    <style:style style:name="ce35" style:family="table-cell" style:parent-style-name="Default" style:data-style-name="N41"/>
    <style:style style:name="ce36" style:family="table-cell" style:parent-style-name="Default" style:data-style-name="N100"/>
    <style:style style:name="ce37" style:family="table-cell" style:parent-style-name="Default" style:data-style-name="N109"/>
    <style:style style:name="ce38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39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44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45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Table_20_dynamique_20_-_20_Catégorie" style:data-style-name="N0">
      <style:table-cell-properties fo:border="0.99pt solid #000000"/>
    </style:style>
    <style:style style:name="ce49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50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52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54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56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Default" style:data-style-name="N1"/>
    <style:style style:name="ce58" style:family="table-cell" style:parent-style-name="Default">
      <style:table-cell-properties fo:background-color="#ff3333"/>
    </style:style>
    <style:style style:name="ce59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60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6" table:default-cell-style-name="ce33"/>
        <table:table-column table:style-name="co7" table:default-cell-style-name="ce33"/>
        <table:table-column table:style-name="co1" table:default-cell-style-name="ce34"/>
        <table:table-column table:style-name="co7" table:default-cell-style-name="ce36"/>
        <table:table-column table:style-name="co8" table:default-cell-style-name="Default"/>
        <table:table-column table:style-name="co9" table:default-cell-style-name="ce36"/>
        <table:table-column table:style-name="co1" table:number-columns-repeated="2" table:default-cell-style-name="ce36"/>
        <table:table-column table:style-name="co1" table:default-cell-style-name="ce37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</table:table>
      <table:table table:name="Table dynamique_Feuille3_1" table:style-name="ta1">
        <table:table-column table:style-name="co1" table:default-cell-style-name="ce11"/>
        <table:table-column table:style-name="co1" table:number-columns-repeated="2" table:default-cell-style-name="ce17"/>
        <table:table-column table:style-name="co1" table:default-cell-style-name="ce24"/>
        <table:table-column table:style-name="co1" table:default-cell-style-name="ce28"/>
        <table:table-column table:style-name="co10" table:number-columns-repeated="2" table:default-cell-style-name="Default"/>
        <table:table-column table:style-name="co1" table:default-cell-style-name="ce28"/>
        <table:table-column table:style-name="co1" table:default-cell-style-name="ce30"/>
        <table:table-column table:style-name="co1" table:number-columns-repeated="3" table:default-cell-style-name="ce31"/>
        <table:table-row table:style-name="ro1">
          <table:table-cell table:style-name="ce9" office:value-type="string" calcext:value-type="string">
            <text:p>annee</text:p>
          </table:table-cell>
          <table:table-cell table:style-name="ce15" office:value-type="string" calcext:value-type="string">
            <text:p>mois_date_dernier_jour_semaine</text:p>
          </table:table-cell>
          <table:table-cell table:style-name="ce15" office:value-type="string" calcext:value-type="string">
            <text:p>isoWeek</text:p>
          </table:table-cell>
          <table:table-cell table:style-name="ce22" office:value-type="string" calcext:value-type="string">
            <text:p>Somme - heures_travaillées</text:p>
          </table:table-cell>
          <table:table-cell table:style-name="Default" office:value-type="string" calcext:value-type="string">
            <text:p>Heures 25</text:p>
          </table:table-cell>
          <table:table-cell office:value-type="string" calcext:value-type="string">
            <text:p>déjà payé 25</text:p>
          </table:table-cell>
          <table:table-cell office:value-type="string" calcext:value-type="string">
            <text:p>Payé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25</text:p>
          </table:table-cell>
          <table:table-cell table:style-name="Default" office:value-type="string" calcext:value-type="string">
            <text:p>Eqv50</text:p>
          </table:table-cell>
          <table:table-cell table:style-name="Default" office:value-type="string" calcext:value-type="string">
            <text:p>eqv tot</text:p>
          </table:table-cell>
        </table:table-row>
        <table:table-row table:style-name="ro1">
          <table:table-cell table:style-name="ce10" office:value-type="string" calcext:value-type="string">
            <text:p>2014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]-[.F2])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]-[.F3])" office:value-type="float" office:value="4" calcext:value-type="float">
            <text:p>4</text:p>
          </table:table-cell>
          <table:table-cell table:formula="of:=MAX(0;MIN([.D3]*24-43;48-43))" office:value-type="float" office:value="2.99999999941805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708" calcext:value-type="float">
            <text:p>4,50</text:p>
          </table:table-cell>
          <table:table-cell table:formula="of:=[.J3]+[.K3]" office:value-type="float" office:value="9.49999999912708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4]-[.F4])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]-[.F5])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]-[.F6])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]-[.F7])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]-[.F8])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25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]-[.F9])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]-[.F10])" office:value-type="float" office:value="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]-[.F11])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]-[.F12])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]-[.F13])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]-[.F14])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4" calcext:value-type="float">
            <text:p>14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]-[.F15])" office:value-type="float" office:value="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]-[.F16])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7]-[.F17])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25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8]-[.F18])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9]-[.F19])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0]-[.F20])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25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1]-[.F21])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22]-[.F22])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3]-[.F23])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4]-[.F24])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5]-[.F25])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6]-[.F26])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7]-[.F27])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8]-[.F28])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9]-[.F29])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0]-[.F30])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1]-[.F31])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2]-[.F32])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3]-[.F33])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4]-[.F34])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6" calcext:value-type="float">
            <text:p>36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5]-[.F35])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36]-[.F36])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7]-[.F37])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5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ROUND([.E38]-[.F38])" office:value-type="float" office:value="-0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9]-[.F39])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0]-[.F40])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1]-[.F41])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2]-[.F42])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43]-[.F43])" office:value-type="float" office:value="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4]-[.F44])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8" calcext:value-type="float">
            <text:p>48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5]-[.F45])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77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46]-[.F46])" office:value-type="float" office:value="-1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5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7]-[.F47])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8]-[.F48])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25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9]-[.F49])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5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0]-[.F50])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1]-[.F51])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2]-[.F52])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3]-[.F53])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4]-[.F54])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25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5]-[.F55])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6]-[.F56])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7]-[.F57])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8]-[.F58])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25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9]-[.F59])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4" calcext:value-type="float">
            <text:p>14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0]-[.F60])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1]-[.F61])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2]-[.F62])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3]-[.F63])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4]-[.F64])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5]-[.F65])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6]-[.F66])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7]-[.F67])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8]-[.F68])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9]-[.F69])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0]-[.F70])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1]-[.F71])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2]-[.F72])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3]-[.F73])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4]-[.F74])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5]-[.F75])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6]-[.F76])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7]-[.F77])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8]-[.F78])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9]-[.F79])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6" calcext:value-type="float">
            <text:p>36</text:p>
          </table:table-cell>
          <table:table-cell table:style-name="ce23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0]-[.F80])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1]-[.F81])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2]-[.F82])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3]-[.F83])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4]-[.F84])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5]-[.F85])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6]-[.F86])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7]-[.F87])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8]-[.F88])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9]-[.F89])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8" calcext:value-type="float">
            <text:p>48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0]-[.F90])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9" calcext:value-type="float">
            <text:p>49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1]-[.F91])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2]-[.F92])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93]-[.F93])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25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4]-[.F94])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6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formula="of:=ROUND([.E95]-[.F95])" office:value-type="float" office:value="0" calcext:value-type="float">
            <text:p>0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0" calcext:value-type="float">
            <text:p>0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96]-[.F96])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7]-[.F97])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8]-[.F98])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53" calcext:value-type="float">
            <text:p>53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9]-[.F99])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2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0]-[.F100])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1]-[.F101])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2]-[.F102])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3]-[.F103])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3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4]-[.F104])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5]-[.F105])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6]-[.F106])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7]-[.F107])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4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8]-[.F108])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9]-[.F109])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0]-[.F110])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1]-[.F111])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05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2]-[.F112])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3]-[.F113])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4]-[.F114])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25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5]-[.F115])" office:value-type="float" office:value="4" calcext:value-type="float">
            <text:p>4</text:p>
          </table:table-cell>
          <table:table-cell table:formula="of:=MAX(0;MIN([.D115]*24-43;48-43))" office:value-type="float" office:value="1.00000000005833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49" calcext:value-type="float">
            <text:p>1,50</text:p>
          </table:table-cell>
          <table:table-cell table:formula="of:=[.J115]+[.K115]" office:value-type="float" office:value="6.50000000008749" calcext:value-type="float">
            <text:p>6,50</text:p>
          </table:table-cell>
        </table:table-row>
        <table:table-row table:style-name="ro1">
          <table:table-cell/>
          <table:table-cell table:style-name="ce16" office:value-type="string" calcext:value-type="string">
            <text:p>06</text:p>
          </table:table-cell>
          <table:table-cell table:style-name="ce16" office:value-type="float" office:value="22" calcext:value-type="float">
            <text:p>22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6]-[.F116])" office:value-type="float" office:value="-1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5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7]-[.F117])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8]-[.F118])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9]-[.F119])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07</text:p>
          </table:table-cell>
          <table:table-cell table:style-name="ce16" office:value-type="float" office:value="26" calcext:value-type="float">
            <text:p>26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0]-[.F120])" office:value-type="float" office:value="-1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5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1]-[.F121])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2]-[.F122])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3]-[.F123])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4]-[.F124])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6" office:value-type="string" calcext:value-type="string">
            <text:p>08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5]-[.F125])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6]-[.F126])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7]-[.F127])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25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8]-[.F128])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34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5" calcext:value-type="float">
            <text:p>10,50</text:p>
          </table:table-cell>
          <table:table-cell table:formula="of:=[.J128]+[.K128]" office:value-type="float" office:value="15.5000000000875" calcext:value-type="float">
            <text:p>15,50</text:p>
          </table:table-cell>
        </table:table-row>
        <table:table-row table:style-name="ro1">
          <table:table-cell/>
          <table:table-cell table:style-name="ce16" office:value-type="string" calcext:value-type="string">
            <text:p>09</text:p>
          </table:table-cell>
          <table:table-cell table:style-name="ce16" office:value-type="float" office:value="35" calcext:value-type="float">
            <text:p>35</text:p>
          </table:table-cell>
          <table:table-cell table:style-name="ce23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9]-[.F129])" office:value-type="float" office:value="-1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5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36" calcext:value-type="float">
            <text:p>36</text:p>
          </table:table-cell>
          <table:table-cell table:style-name="ce25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0]-[.F130])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6" office:value-type="string" calcext:value-type="string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23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1]-[.F131])" office:value-type="float" office:value="4" calcext:value-type="float">
            <text:p>4</text:p>
          </table:table-cell>
          <table:table-cell table:formula="of:=MAX(0;MIN([.D131]*24-43;48-43))" office:value-type="float" office:value="1.00000000005833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49" calcext:value-type="float">
            <text:p>1,50</text:p>
          </table:table-cell>
          <table:table-cell table:formula="of:=[.J131]+[.K131]" office:value-type="float" office:value="6.50000000008749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2]-[.F132])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3]-[.F133])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25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4]-[.F134])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6" office:value-type="string" calcext:value-type="string">
            <text:p>11</text:p>
          </table:table-cell>
          <table:table-cell table:style-name="ce16" office:value-type="float" office:value="44" calcext:value-type="float">
            <text:p>44</text:p>
          </table:table-cell>
          <table:table-cell table:style-name="ce23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5]-[.F135])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6]-[.F136])" office:value-type="float" office:value="-1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5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7]-[.F137])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8"/>
          <table:table-cell table:style-name="ce18" office:value-type="float" office:value="47" calcext:value-type="float">
            <text:p>47</text:p>
          </table:table-cell>
          <table:table-cell table:style-name="ce25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8]-[.F138])" office:value-type="float" office:value="-1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5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6" office:value-type="string" calcext:value-type="string">
            <text:p>12</text:p>
          </table:table-cell>
          <table:table-cell table:style-name="ce16" office:value-type="float" office:value="48" calcext:value-type="float">
            <text:p>48</text:p>
          </table:table-cell>
          <table:table-cell table:style-name="ce23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9]-[.F139])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0]-[.F140])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1]-[.F141])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12"/>
          <table:table-cell table:style-name="ce18"/>
          <table:table-cell table:style-name="ce18" office:value-type="float" office:value="51" calcext:value-type="float">
            <text:p>51</text:p>
          </table:table-cell>
          <table:table-cell table:style-name="ce25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2]-[.F142])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13" office:value-type="string" calcext:value-type="string">
            <text:p>2017</text:p>
          </table:table-cell>
          <table:table-cell table:style-name="ce19" office:value-type="string" calcext:value-type="string">
            <text:p>01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time" office:time-value="PT36H00M00S" calcext:value-type="time">
            <text:p>36</text:p>
          </table:table-cell>
          <table:table-cell table:formula="of:=MAX(0;MIN([.D14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3]-[.F143])" office:value-type="float" office:value="-3" calcext:value-type="float">
            <text:p>-3</text:p>
          </table:table-cell>
          <table:table-cell table:formula="of:=MAX(0;MIN([.D143]*24-43;48-43))" office:value-type="float" office:value="0" calcext:value-type="float">
            <text:p>0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-3.75" calcext:value-type="float">
            <text:p>-3,75</text:p>
          </table:table-cell>
          <table:table-cell table:formula="of:=1.5*([.H143]+[.I143])" office:value-type="float" office:value="0" calcext:value-type="float">
            <text:p>0,00</text:p>
          </table:table-cell>
          <table:table-cell table:formula="of:=[.J143]+[.K143]" office:value-type="float" office:value="-3.75" calcext:value-type="float">
            <text:p>-3,75</text:p>
          </table:table-cell>
        </table:table-row>
        <table:table-row table:style-name="ro1">
          <table:table-cell table:style-name="ce14" office:value-type="string" calcext:value-type="string">
            <text:p>Total Résultat</text:p>
          </table:table-cell>
          <table:table-cell table:style-name="ce20"/>
          <table:table-cell table:style-name="ce21"/>
          <table:table-cell table:style-name="ce27" office:value-type="time" office:time-value="PT5109H59M59.999999165S" calcext:value-type="time">
            <text:p>5110</text:p>
          </table:table-cell>
          <table:table-cell table:style-name="Default"/>
          <table:table-cell table:number-columns-repeated="2"/>
          <table:table-cell table:style-name="Default" table:number-columns-repeated="5"/>
        </table:table-row>
        <calcext:conditional-formats>
          <calcext:conditional-format calcext:target-range-address="'Table dynamique_Feuille3_1'.I2:'Table dynamique_Feuille3_1'.I143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CALCSQL2(&quot;Feuille6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&quot;)" office:value-type="string" office:string-value="Ok - MaJ Feuille6 - A1" calcext:value-type="string">
            <text:p>Ok - MaJ Feuille6 - A1</text:p>
          </table:table-cell>
        </table:table-row>
      </table:table>
      <table:table table:name="Feuille6" table:style-name="ta1">
        <table:table-column table:style-name="co11" table:default-cell-style-name="ce33"/>
        <table:table-column table:style-name="co12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Default"/>
        <table:table-column table:style-name="co13" table:default-cell-style-name="ce36"/>
        <table:table-column table:style-name="co14" table:default-cell-style-name="ce36"/>
        <table:table-column table:style-name="co1" table:default-cell-style-name="ce36"/>
        <table:table-column table:style-name="co1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office:value-type="string" calcext:value-type="string">
            <text:p>heure_travaille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 table:formula="of:=CALCSQL2(&quot;Feuille8&quot;;&quot;A1&quot;;&quot;Nouvelle base de données&quot;;&quot;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&quot;)" office:value-type="string" office:string-value="Ok - MaJ Feuille8 - A1" calcext:value-type="string">
            <text:p>Ok - MaJ Feuille8 - A1</text:p>
          </table:table-cell>
        </table:table-row>
      </table:table>
      <table:table table:name="Feuille8" table:style-name="ta1">
        <table:table-column table:style-name="co1" table:number-columns-repeated="2" table:default-cell-style-name="ce3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5.9999999627471" calcext:value-type="float">
            <text:p>45,999999962747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.0000000037253" calcext:value-type="float">
            <text:p>41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0.9999999962747" calcext:value-type="float">
            <text:p>30,9999999962747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.0000000074506" calcext:value-type="float">
            <text:p>25,000000007450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8.9999999664724" calcext:value-type="float">
            <text:p>38,99999996647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.0000000149012" calcext:value-type="float">
            <text:p>38,00000001490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9.9999999627471" calcext:value-type="float">
            <text:p>39,999999962747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.0000000037253" calcext:value-type="float">
            <text:p>50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Feuille9" table:style-name="ta1">
        <table:table-column table:style-name="co1" table:default-cell-style-name="Default"/>
        <table:table-row table:style-name="ro1">
          <table:table-cell table:formula="of:=CALCSQL2(&quot;Feuille10&quot;;&quot;A1&quot;;&quot;Nouvelle base de données&quot;;&quot;select * from vue_35_semaine ;&quot;)" office:value-type="string" office:string-value="Ok - MaJ Feuille10 - A1" calcext:value-type="string">
            <text:p>Ok - MaJ Feuille10 - A1</text:p>
          </table:table-cell>
        </table:table-row>
      </table:table>
      <table:table table:name="Feuille10" table:style-name="ta1">
        <table:table-column table:style-name="co1" table:number-columns-repeated="2" table:default-cell-style-name="ce36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Feuille11" table:style-name="ta1">
        <table:table-column table:style-name="co1" table:default-cell-style-name="Default"/>
        <table:table-row table:style-name="ro1">
          <table:table-cell table:formula="of:=CALCSQL2(&quot;Feuille12&quot;;&quot;A1&quot;;&quot;Nouvelle base de données&quot;;&quot;select * from plus_de_48&quot;)" office:value-type="string" office:string-value="Ok - MaJ Feuille12 - A1" calcext:value-type="string">
            <text:p>Ok - MaJ Feuille12 - A1</text:p>
          </table:table-cell>
        </table:table-row>
      </table:table>
      <table:table table:name="Feuille12" table:style-name="ta1">
        <table:table-column table:style-name="co1" table:number-columns-repeated="2" table:default-cell-style-name="ce36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 table:parse-sql-statement="true"/>
        </table:database-range>
        <table:database-range table:name="__Anonymous_Sheet_DB__5" table:target-range-address="Feuille6.A1:Feuille6.I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" table:parse-sql-statement="true"/>
        </table:database-range>
        <table:database-range table:name="__Anonymous_Sheet_DB__7" table:target-range-address="Feuille8.A1:Feuille8.D166">
          <table:database-source-sql table:database-name="Nouvelle base de données" table:sql-statement="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" table:parse-sql-statement="true"/>
        </table:database-range>
        <table:database-range table:name="__Anonymous_Sheet_DB__8" table:target-range-address="Feuille9.A1:Feuille9.A1" table:contains-header="false" table:orientation="column"/>
        <table:database-range table:name="__Anonymous_Sheet_DB__9" table:target-range-address="Feuille10.A1:Feuille10.D166">
          <table:database-source-sql table:database-name="Nouvelle base de données" table:sql-statement="select * from vue_35_semaine ;" table:parse-sql-statement="true"/>
        </table:database-range>
        <table:database-range table:name="__Anonymous_Sheet_DB__10" table:target-range-address="Feuille11.A1:Feuille11.A1" table:contains-header="false" table:orientation="column"/>
        <table:database-range table:name="__Anonymous_Sheet_DB__11" table:target-range-address="Feuille12.A1:Feuille12.D4">
          <table:database-source-sql table:database-name="Nouvelle base de données" table:sql-statement="select * from plus_de_48" table:parse-sql-statement="true"/>
        </table:database-range>
      </table:database-ranges>
      <table:data-pilot-tables>
        <table:data-pilot-table table:name="DataPilot1" table:application-data="" table:target-range-address="'Table dynamique_Feuille3_1'.A1:'Table dynamique_Feuille3_1'.D144" table:buttons="'Table dynamique_Feuille3_1'.A1 'Table dynamique_Feuille3_1'.B1 'Table dynamique_Feuille3_1'.C1" table:show-filter-button="false" table:drill-down-on-double-click="false">
          <table:source-cell-range table:cell-range-address="Feuille3.A1:Feuille3.I6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7:00:29.5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7-06-09T07:01:01.876000000</dc:date>
    <meta:editing-duration>PT1H3M50S</meta:editing-duration>
    <meta:editing-cycles>17</meta:editing-cycles>
    <meta:document-statistic meta:table-count="12" meta:cell-count="19250" meta:object-count="0"/>
  </office:meta>
</office:document-meta>
</file>